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a4f8d" officeooo:paragraph-rsid="001a4f8d"/>
    </style:style>
    <style:style style:name="P2" style:family="paragraph" style:parent-style-name="Text_20_body" style:list-style-name="L2">
      <style:text-properties officeooo:rsid="001a4f8d" officeooo:paragraph-rsid="001a4f8d"/>
    </style:style>
    <style:style style:name="P3" style:family="paragraph" style:parent-style-name="Text_20_body" style:list-style-name="L2">
      <style:text-properties officeooo:rsid="001a6006" officeooo:paragraph-rsid="001a6006"/>
    </style:style>
    <style:style style:name="P4" style:family="paragraph" style:parent-style-name="Text_20_body">
      <style:text-properties officeooo:rsid="001a6006" officeooo:paragraph-rsid="001a6006"/>
    </style:style>
    <style:style style:name="P5" style:family="paragraph" style:parent-style-name="Text_20_body" style:list-style-name="L3">
      <style:text-properties officeooo:paragraph-rsid="001c755c"/>
    </style:style>
    <style:style style:name="P6" style:family="paragraph" style:parent-style-name="Text_20_body" style:list-style-name="L3">
      <style:text-properties officeooo:paragraph-rsid="001f8d01"/>
    </style:style>
    <style:style style:name="P7" style:family="paragraph" style:parent-style-name="Text_20_body" style:list-style-name="L3">
      <style:text-properties officeooo:rsid="001d43fe" officeooo:paragraph-rsid="001d43fe"/>
    </style:style>
    <style:style style:name="P8" style:family="paragraph" style:parent-style-name="Text_20_body" style:list-style-name="L3">
      <style:text-properties officeooo:rsid="001e87af" officeooo:paragraph-rsid="001e87af"/>
    </style:style>
    <style:style style:name="P9" style:family="paragraph" style:parent-style-name="Text_20_body" style:list-style-name="L3">
      <style:text-properties officeooo:rsid="001f8d01" officeooo:paragraph-rsid="001f8d01"/>
    </style:style>
    <style:style style:name="P10" style:family="paragraph" style:parent-style-name="Heading_20_1">
      <style:text-properties officeooo:paragraph-rsid="001f8d01"/>
    </style:style>
    <style:style style:name="T1" style:family="text">
      <style:text-properties officeooo:rsid="001a6006"/>
    </style:style>
    <style:style style:name="T2" style:family="text">
      <style:text-properties officeooo:rsid="001e87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uvaus</text:h>
      <text:p text:style-name="P1">Projektin aiheena on uutissivusto, jossa käyttäjä pystyy lukea mitä mielenkiintoisempia uutisia, sekä kirjoittaa uusia sellaisia jos hänellä on kirjautumistunnukset.</text:p>
      <text:h text:style-name="Heading_20_1" text:outline-level="1">Käyttötapaukset</text:h>
      <text:list xml:id="list5245978303102112492" text:style-name="L2">
        <text:list-item>
          <text:p text:style-name="P2">Käyttäjä pystyy nähdä uutiset lisäysjärjestyksessä sivutettuna.</text:p>
        </text:list-item>
        <text:list-item>
          <text:p text:style-name="P2">Käyttä<text:span text:style-name="T1">jä</text:span> pystyy <text:span text:style-name="T1">nähdä uutiset kategorioittain.</text:span></text:p>
        </text:list-item>
        <text:list-item>
          <text:p text:style-name="P3">Käyttäjä pystyy nähdä viimeisen viikon suosituimmat uutiset.</text:p>
        </text:list-item>
        <text:list-item>
          <text:p text:style-name="P3">Käyttäjä pystyy kirjauduttuaan muokkaamaan uutisia.</text:p>
        </text:list-item>
        <text:list-item>
          <text:p text:style-name="P3">Käyttäjä pystyy kirjauduttunaan kirjoittamaan uusia uutisia.</text:p>
        </text:list-item>
      </text:list>
      <text:h text:style-name="Heading_20_1" text:outline-level="1">Tietokanta</text:h>
      <text:p text:style-name="Text_20_body"/>
      <text:h text:style-name="Heading_20_1" text:outline-level="1">Käyttöohje</text:h>
      <text:p text:style-name="P4">Kaikki muu on itsestäänselvää, mutta kirjoittamaan ja muokkaamaan uutisia pääsee kun menee /admin ja kirjautuu sisään. Tunnuksia on kolmet “kaap”, “lale” ja “skele”. Jokaisen salasana on “salasana”.</text:p>
      <text:p text:style-name="P1"/>
      <text:h text:style-name="P10" text:outline-level="1">Puutteet</text:h>
      <text:list xml:id="list2047708533416426259" text:style-name="L3">
        <text:list-item>
          <text:p text:style-name="P9">Testidatan voisi varmaankin syöttää jotenkin elegamminkin.</text:p>
        </text:list-item>
        <text:list-item>
          <text:p text:style-name="P6"><text:span text:style-name="T1">Salasanat ovat selvätekstinä.</text:span></text:p>
        </text:list-item>
        <text:list-item>
          <text:p text:style-name="P5"><text:span text:style-name="T1">Muokatessa uutista ei pysty vaihtaa kuvaa.</text:span></text:p>
        </text:list-item>
        <text:list-item>
          <text:p text:style-name="P5"><text:span text:style-name="T1">Kategorioissa uutisten hakemisesta puuttuu optimointi sivutuksineen.</text:span></text:p>
        </text:list-item>
        <text:list-item>
          <text:p text:style-name="P5"><text:span text:style-name="T1">Kun sivua ei löydy ohjautuu pyyntö joissain paikoin oikealla ohjaimelle, mutta en lukuisista yrityksistä huolimatta saanut toimimaan niin että ne menisivät aina ErrorController -ohjaimen kautta, vaan ne menevät suoraan error.html näkymään, jolloin virheviestit ovat väärin.</text:span></text:p>
        </text:list-item>
        <text:list-item>
          <text:p text:style-name="P8">Kun luo ja muokkaa uutisia, ja mikäli uutisessa on jokin virhe (esimerkiksi otsikko liian lyhyt) ja sivu palautuu muokkausnäkymään, voi tietokantaan jäädä kuvia kummittelemaan.</text:p>
        </text:list-item>
        <text:list-item>
          <text:p text:style-name="P7">Olisi varmaankin parempi jos Article oliossa ei olisi attribuutteina suoraan pääkuvaa ja thumbnailia, vaan olio joka pitäisi sisällään viitteet eri kuvakokoihi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8:51:19.914856901</meta:creation-date>
    <dc:date>2017-12-11T19:20:05.069834641</dc:date>
    <meta:editing-duration>PT18M31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98" meta:character-count="1521" meta:non-whitespace-character-count="1359"/>
  </office:meta>
</office:document-meta>
</file>